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gregated_best_generations" table:style-name="ta1">
        <table:shapes>
          <draw:frame draw:z-index="0" draw:style-name="gr1" draw:text-style-name="P1" svg:width="24.306cm" svg:height="14.238cm" svg:x="19.509cm" svg:y="2.284cm">
            <draw:object draw:notify-on-update-of-ranges="aggregated_best_generations.E6:aggregated_best_generations.E6 aggregated_best_generations.E7:aggregated_best_generations.E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648cm" svg:height="11.614cm" svg:x="1.225cm" svg:y="79.415cm">
            <draw:object draw:notify-on-update-of-ranges="aggregated_best_generations.C123:aggregated_best_generations.C123 aggregated_best_generations.C124:aggregated_best_generations.C1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631cm" svg:height="11.603cm" svg:x="21.832cm" svg:y="79.42cm">
            <draw:object draw:notify-on-update-of-ranges="aggregated_best_generations.D123:aggregated_best_generations.D123 aggregated_best_generations.D124:aggregated_best_generations.D1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62594844790" calcext:value-type="float">
            <text:p>1625948447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6786" calcext:value-type="float">
            <text:p>67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4818480735273E+016" calcext:value-type="float">
            <text:p>7.74818480735273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2" office:value-type="string" calcext:value-type="string">
            <text:p>Memory Usage (MiB)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5877760" calcext:value-type="float">
            <text:p>325877760</text:p>
          </table:table-cell>
          <table:table-cell table:formula="of:=[.C7]/1024/1024" office:value-type="float" office:value="310.78125" calcext:value-type="float">
            <text:p>310.78125</text:p>
          </table:table-cell>
          <table:table-cell table:formula="of:=ROUND([.D7]; 1)" office:value-type="float" office:value="310.8" calcext:value-type="float">
            <text:p>31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344248320" calcext:value-type="float">
            <text:p>344248320</text:p>
          </table:table-cell>
          <table:table-cell table:formula="of:=[.C8]/1024/1024" office:value-type="float" office:value="328.30078125" calcext:value-type="float">
            <text:p>328.30078125</text:p>
          </table:table-cell>
          <table:table-cell table:formula="of:=ROUND([.D8]; 1)" office:value-type="float" office:value="328.3" calcext:value-type="float">
            <text:p>328.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352194560" calcext:value-type="float">
            <text:p>352194560</text:p>
          </table:table-cell>
          <table:table-cell table:formula="of:=[.C9]/1024/1024" office:value-type="float" office:value="335.87890625" calcext:value-type="float">
            <text:p>335.87890625</text:p>
          </table:table-cell>
          <table:table-cell table:formula="of:=ROUND([.D9]; 1)" office:value-type="float" office:value="335.9" calcext:value-type="float">
            <text:p>335.9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359194624" calcext:value-type="float">
            <text:p>359194624</text:p>
          </table:table-cell>
          <table:table-cell table:formula="of:=[.C10]/1024/1024" office:value-type="float" office:value="342.5546875" calcext:value-type="float">
            <text:p>342.5546875</text:p>
          </table:table-cell>
          <table:table-cell table:formula="of:=ROUND([.D10]; 1)" office:value-type="float" office:value="342.6" calcext:value-type="float">
            <text:p>342.6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8" calcext:value-type="float">
            <text:p>928</text:p>
          </table:table-cell>
          <table:table-cell office:value-type="float" office:value="363827200" calcext:value-type="float">
            <text:p>363827200</text:p>
          </table:table-cell>
          <table:table-cell table:formula="of:=[.C11]/1024/1024" office:value-type="float" office:value="346.97265625" calcext:value-type="float">
            <text:p>346.97265625</text:p>
          </table:table-cell>
          <table:table-cell table:formula="of:=ROUND([.D11]; 1)" office:value-type="float" office:value="347" calcext:value-type="float">
            <text:p>34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6" calcext:value-type="float">
            <text:p>1126</text:p>
          </table:table-cell>
          <table:table-cell office:value-type="float" office:value="370434048" calcext:value-type="float">
            <text:p>370434048</text:p>
          </table:table-cell>
          <table:table-cell table:formula="of:=[.C12]/1024/1024" office:value-type="float" office:value="353.2734375" calcext:value-type="float">
            <text:p>353.2734375</text:p>
          </table:table-cell>
          <table:table-cell table:formula="of:=ROUND([.D12]; 1)" office:value-type="float" office:value="353.3" calcext:value-type="float">
            <text:p>353.3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0" calcext:value-type="float">
            <text:p>1330</text:p>
          </table:table-cell>
          <table:table-cell office:value-type="float" office:value="376291328" calcext:value-type="float">
            <text:p>376291328</text:p>
          </table:table-cell>
          <table:table-cell table:formula="of:=[.C13]/1024/1024" office:value-type="float" office:value="358.859375" calcext:value-type="float">
            <text:p>358.859375</text:p>
          </table:table-cell>
          <table:table-cell table:formula="of:=ROUND([.D13]; 1)" office:value-type="float" office:value="358.9" calcext:value-type="float">
            <text:p>358.9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7" calcext:value-type="float">
            <text:p>1507</text:p>
          </table:table-cell>
          <table:table-cell office:value-type="float" office:value="382648320" calcext:value-type="float">
            <text:p>382648320</text:p>
          </table:table-cell>
          <table:table-cell table:formula="of:=[.C14]/1024/1024" office:value-type="float" office:value="364.921875" calcext:value-type="float">
            <text:p>364.921875</text:p>
          </table:table-cell>
          <table:table-cell table:formula="of:=ROUND([.D14]; 1)" office:value-type="float" office:value="364.9" calcext:value-type="float">
            <text:p>364.9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9" calcext:value-type="float">
            <text:p>1699</text:p>
          </table:table-cell>
          <table:table-cell office:value-type="float" office:value="388669440" calcext:value-type="float">
            <text:p>388669440</text:p>
          </table:table-cell>
          <table:table-cell table:formula="of:=[.C15]/1024/1024" office:value-type="float" office:value="370.6640625" calcext:value-type="float">
            <text:p>370.6640625</text:p>
          </table:table-cell>
          <table:table-cell table:formula="of:=ROUND([.D15]; 1)" office:value-type="float" office:value="370.7" calcext:value-type="float">
            <text:p>370.7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7" calcext:value-type="float">
            <text:p>1847</text:p>
          </table:table-cell>
          <table:table-cell office:value-type="float" office:value="394989568" calcext:value-type="float">
            <text:p>394989568</text:p>
          </table:table-cell>
          <table:table-cell table:formula="of:=[.C16]/1024/1024" office:value-type="float" office:value="376.69140625" calcext:value-type="float">
            <text:p>376.69140625</text:p>
          </table:table-cell>
          <table:table-cell table:formula="of:=ROUND([.D16]; 1)" office:value-type="float" office:value="376.7" calcext:value-type="float">
            <text:p>376.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4" calcext:value-type="float">
            <text:p>1994</text:p>
          </table:table-cell>
          <table:table-cell office:value-type="float" office:value="400330752" calcext:value-type="float">
            <text:p>400330752</text:p>
          </table:table-cell>
          <table:table-cell table:formula="of:=[.C17]/1024/1024" office:value-type="float" office:value="381.78515625" calcext:value-type="float">
            <text:p>381.78515625</text:p>
          </table:table-cell>
          <table:table-cell table:formula="of:=ROUND([.D17]; 1)" office:value-type="float" office:value="381.8" calcext:value-type="float">
            <text:p>381.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55" calcext:value-type="float">
            <text:p>2155</text:p>
          </table:table-cell>
          <table:table-cell office:value-type="float" office:value="405495808" calcext:value-type="float">
            <text:p>405495808</text:p>
          </table:table-cell>
          <table:table-cell table:formula="of:=[.C18]/1024/1024" office:value-type="float" office:value="386.7109375" calcext:value-type="float">
            <text:p>386.7109375</text:p>
          </table:table-cell>
          <table:table-cell table:formula="of:=ROUND([.D18]; 1)" office:value-type="float" office:value="386.7" calcext:value-type="float">
            <text:p>386.7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6" calcext:value-type="float">
            <text:p>2296</text:p>
          </table:table-cell>
          <table:table-cell office:value-type="float" office:value="410779648" calcext:value-type="float">
            <text:p>410779648</text:p>
          </table:table-cell>
          <table:table-cell table:formula="of:=[.C19]/1024/1024" office:value-type="float" office:value="391.75" calcext:value-type="float">
            <text:p>391.75</text:p>
          </table:table-cell>
          <table:table-cell table:formula="of:=ROUND([.D19]; 1)" office:value-type="float" office:value="391.8" calcext:value-type="float">
            <text:p>391.8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2" calcext:value-type="float">
            <text:p>2442</text:p>
          </table:table-cell>
          <table:table-cell office:value-type="float" office:value="414707712" calcext:value-type="float">
            <text:p>414707712</text:p>
          </table:table-cell>
          <table:table-cell table:formula="of:=[.C20]/1024/1024" office:value-type="float" office:value="395.49609375" calcext:value-type="float">
            <text:p>395.49609375</text:p>
          </table:table-cell>
          <table:table-cell table:formula="of:=ROUND([.D20]; 1)" office:value-type="float" office:value="395.5" calcext:value-type="float">
            <text:p>395.5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4" calcext:value-type="float">
            <text:p>2574</text:p>
          </table:table-cell>
          <table:table-cell office:value-type="float" office:value="420212736" calcext:value-type="float">
            <text:p>420212736</text:p>
          </table:table-cell>
          <table:table-cell table:formula="of:=[.C21]/1024/1024" office:value-type="float" office:value="400.74609375" calcext:value-type="float">
            <text:p>400.74609375</text:p>
          </table:table-cell>
          <table:table-cell table:formula="of:=ROUND([.D21]; 1)" office:value-type="float" office:value="400.7" calcext:value-type="float">
            <text:p>400.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6" calcext:value-type="float">
            <text:p>2706</text:p>
          </table:table-cell>
          <table:table-cell office:value-type="float" office:value="424095744" calcext:value-type="float">
            <text:p>424095744</text:p>
          </table:table-cell>
          <table:table-cell table:formula="of:=[.C22]/1024/1024" office:value-type="float" office:value="404.44921875" calcext:value-type="float">
            <text:p>404.44921875</text:p>
          </table:table-cell>
          <table:table-cell table:formula="of:=ROUND([.D22]; 1)" office:value-type="float" office:value="404.4" calcext:value-type="float">
            <text:p>404.4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46" calcext:value-type="float">
            <text:p>2846</text:p>
          </table:table-cell>
          <table:table-cell office:value-type="float" office:value="430182400" calcext:value-type="float">
            <text:p>430182400</text:p>
          </table:table-cell>
          <table:table-cell table:formula="of:=[.C23]/1024/1024" office:value-type="float" office:value="410.25390625" calcext:value-type="float">
            <text:p>410.25390625</text:p>
          </table:table-cell>
          <table:table-cell table:formula="of:=ROUND([.D23]; 1)" office:value-type="float" office:value="410.3" calcext:value-type="float">
            <text:p>410.3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90" calcext:value-type="float">
            <text:p>2990</text:p>
          </table:table-cell>
          <table:table-cell office:value-type="float" office:value="435924992" calcext:value-type="float">
            <text:p>435924992</text:p>
          </table:table-cell>
          <table:table-cell table:formula="of:=[.C24]/1024/1024" office:value-type="float" office:value="415.73046875" calcext:value-type="float">
            <text:p>415.73046875</text:p>
          </table:table-cell>
          <table:table-cell table:formula="of:=ROUND([.D24]; 1)" office:value-type="float" office:value="415.7" calcext:value-type="float">
            <text:p>415.7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99" calcext:value-type="float">
            <text:p>3099</text:p>
          </table:table-cell>
          <table:table-cell office:value-type="float" office:value="441409536" calcext:value-type="float">
            <text:p>441409536</text:p>
          </table:table-cell>
          <table:table-cell table:formula="of:=[.C25]/1024/1024" office:value-type="float" office:value="420.9609375" calcext:value-type="float">
            <text:p>420.9609375</text:p>
          </table:table-cell>
          <table:table-cell table:formula="of:=ROUND([.D25]; 1)" office:value-type="float" office:value="421" calcext:value-type="float">
            <text:p>42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19" calcext:value-type="float">
            <text:p>3219</text:p>
          </table:table-cell>
          <table:table-cell office:value-type="float" office:value="446042112" calcext:value-type="float">
            <text:p>446042112</text:p>
          </table:table-cell>
          <table:table-cell table:formula="of:=[.C26]/1024/1024" office:value-type="float" office:value="425.37890625" calcext:value-type="float">
            <text:p>425.37890625</text:p>
          </table:table-cell>
          <table:table-cell table:formula="of:=ROUND([.D26]; 1)" office:value-type="float" office:value="425.4" calcext:value-type="float">
            <text:p>425.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67" calcext:value-type="float">
            <text:p>3367</text:p>
          </table:table-cell>
          <table:table-cell office:value-type="float" office:value="453009408" calcext:value-type="float">
            <text:p>453009408</text:p>
          </table:table-cell>
          <table:table-cell table:formula="of:=[.C27]/1024/1024" office:value-type="float" office:value="432.0234375" calcext:value-type="float">
            <text:p>432.0234375</text:p>
          </table:table-cell>
          <table:table-cell table:formula="of:=ROUND([.D27]; 1)" office:value-type="float" office:value="432" calcext:value-type="float">
            <text:p>43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93" calcext:value-type="float">
            <text:p>3493</text:p>
          </table:table-cell>
          <table:table-cell office:value-type="float" office:value="458072064" calcext:value-type="float">
            <text:p>458072064</text:p>
          </table:table-cell>
          <table:table-cell table:formula="of:=[.C28]/1024/1024" office:value-type="float" office:value="436.8515625" calcext:value-type="float">
            <text:p>436.8515625</text:p>
          </table:table-cell>
          <table:table-cell table:formula="of:=ROUND([.D28]; 1)" office:value-type="float" office:value="436.9" calcext:value-type="float">
            <text:p>436.9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03" calcext:value-type="float">
            <text:p>3603</text:p>
          </table:table-cell>
          <table:table-cell office:value-type="float" office:value="462594048" calcext:value-type="float">
            <text:p>462594048</text:p>
          </table:table-cell>
          <table:table-cell table:formula="of:=[.C29]/1024/1024" office:value-type="float" office:value="441.1640625" calcext:value-type="float">
            <text:p>441.1640625</text:p>
          </table:table-cell>
          <table:table-cell table:formula="of:=ROUND([.D29]; 1)" office:value-type="float" office:value="441.2" calcext:value-type="float">
            <text:p>441.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05" calcext:value-type="float">
            <text:p>3705</text:p>
          </table:table-cell>
          <table:table-cell office:value-type="float" office:value="465518592" calcext:value-type="float">
            <text:p>465518592</text:p>
          </table:table-cell>
          <table:table-cell table:formula="of:=[.C30]/1024/1024" office:value-type="float" office:value="443.953125" calcext:value-type="float">
            <text:p>443.953125</text:p>
          </table:table-cell>
          <table:table-cell table:formula="of:=ROUND([.D30]; 1)" office:value-type="float" office:value="444" calcext:value-type="float">
            <text:p>44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24" calcext:value-type="float">
            <text:p>3824</text:p>
          </table:table-cell>
          <table:table-cell office:value-type="float" office:value="469565440" calcext:value-type="float">
            <text:p>469565440</text:p>
          </table:table-cell>
          <table:table-cell table:formula="of:=[.C31]/1024/1024" office:value-type="float" office:value="447.8125" calcext:value-type="float">
            <text:p>447.8125</text:p>
          </table:table-cell>
          <table:table-cell table:formula="of:=ROUND([.D31]; 1)" office:value-type="float" office:value="447.8" calcext:value-type="float">
            <text:p>447.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44" calcext:value-type="float">
            <text:p>3944</text:p>
          </table:table-cell>
          <table:table-cell office:value-type="float" office:value="476340224" calcext:value-type="float">
            <text:p>476340224</text:p>
          </table:table-cell>
          <table:table-cell table:formula="of:=[.C32]/1024/1024" office:value-type="float" office:value="454.2734375" calcext:value-type="float">
            <text:p>454.2734375</text:p>
          </table:table-cell>
          <table:table-cell table:formula="of:=ROUND([.D32]; 1)" office:value-type="float" office:value="454.3" calcext:value-type="float">
            <text:p>454.3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67" calcext:value-type="float">
            <text:p>4067</text:p>
          </table:table-cell>
          <table:table-cell office:value-type="float" office:value="480530432" calcext:value-type="float">
            <text:p>480530432</text:p>
          </table:table-cell>
          <table:table-cell table:formula="of:=[.C33]/1024/1024" office:value-type="float" office:value="458.26953125" calcext:value-type="float">
            <text:p>458.26953125</text:p>
          </table:table-cell>
          <table:table-cell table:formula="of:=ROUND([.D33]; 1)" office:value-type="float" office:value="458.3" calcext:value-type="float">
            <text:p>458.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62" calcext:value-type="float">
            <text:p>4162</text:p>
          </table:table-cell>
          <table:table-cell office:value-type="float" office:value="481984512" calcext:value-type="float">
            <text:p>481984512</text:p>
          </table:table-cell>
          <table:table-cell table:formula="of:=[.C34]/1024/1024" office:value-type="float" office:value="459.65625" calcext:value-type="float">
            <text:p>459.65625</text:p>
          </table:table-cell>
          <table:table-cell table:formula="of:=ROUND([.D34]; 1)" office:value-type="float" office:value="459.7" calcext:value-type="float">
            <text:p>459.7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62" calcext:value-type="float">
            <text:p>4262</text:p>
          </table:table-cell>
          <table:table-cell office:value-type="float" office:value="486719488" calcext:value-type="float">
            <text:p>486719488</text:p>
          </table:table-cell>
          <table:table-cell table:formula="of:=[.C35]/1024/1024" office:value-type="float" office:value="464.171875" calcext:value-type="float">
            <text:p>464.171875</text:p>
          </table:table-cell>
          <table:table-cell table:formula="of:=ROUND([.D35]; 1)" office:value-type="float" office:value="464.2" calcext:value-type="float">
            <text:p>464.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77" calcext:value-type="float">
            <text:p>4377</text:p>
          </table:table-cell>
          <table:table-cell office:value-type="float" office:value="489365504" calcext:value-type="float">
            <text:p>489365504</text:p>
          </table:table-cell>
          <table:table-cell table:formula="of:=[.C36]/1024/1024" office:value-type="float" office:value="466.6953125" calcext:value-type="float">
            <text:p>466.6953125</text:p>
          </table:table-cell>
          <table:table-cell table:formula="of:=ROUND([.D36]; 1)" office:value-type="float" office:value="466.7" calcext:value-type="float">
            <text:p>466.7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82" calcext:value-type="float">
            <text:p>4482</text:p>
          </table:table-cell>
          <table:table-cell office:value-type="float" office:value="492929024" calcext:value-type="float">
            <text:p>492929024</text:p>
          </table:table-cell>
          <table:table-cell table:formula="of:=[.C37]/1024/1024" office:value-type="float" office:value="470.09375" calcext:value-type="float">
            <text:p>470.09375</text:p>
          </table:table-cell>
          <table:table-cell table:formula="of:=ROUND([.D37]; 1)" office:value-type="float" office:value="470.1" calcext:value-type="float">
            <text:p>470.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76" calcext:value-type="float">
            <text:p>4576</text:p>
          </table:table-cell>
          <table:table-cell office:value-type="float" office:value="499208192" calcext:value-type="float">
            <text:p>499208192</text:p>
          </table:table-cell>
          <table:table-cell table:formula="of:=[.C38]/1024/1024" office:value-type="float" office:value="476.08203125" calcext:value-type="float">
            <text:p>476.08203125</text:p>
          </table:table-cell>
          <table:table-cell table:formula="of:=ROUND([.D38]; 1)" office:value-type="float" office:value="476.1" calcext:value-type="float">
            <text:p>476.1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66" calcext:value-type="float">
            <text:p>4666</text:p>
          </table:table-cell>
          <table:table-cell office:value-type="float" office:value="504991744" calcext:value-type="float">
            <text:p>504991744</text:p>
          </table:table-cell>
          <table:table-cell table:formula="of:=[.C39]/1024/1024" office:value-type="float" office:value="481.59765625" calcext:value-type="float">
            <text:p>481.59765625</text:p>
          </table:table-cell>
          <table:table-cell table:formula="of:=ROUND([.D39]; 1)" office:value-type="float" office:value="481.6" calcext:value-type="float">
            <text:p>481.6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58" calcext:value-type="float">
            <text:p>4758</text:p>
          </table:table-cell>
          <table:table-cell office:value-type="float" office:value="508329984" calcext:value-type="float">
            <text:p>508329984</text:p>
          </table:table-cell>
          <table:table-cell table:formula="of:=[.C40]/1024/1024" office:value-type="float" office:value="484.78125" calcext:value-type="float">
            <text:p>484.78125</text:p>
          </table:table-cell>
          <table:table-cell table:formula="of:=ROUND([.D40]; 1)" office:value-type="float" office:value="484.8" calcext:value-type="float">
            <text:p>484.8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53" calcext:value-type="float">
            <text:p>4853</text:p>
          </table:table-cell>
          <table:table-cell office:value-type="float" office:value="513859584" calcext:value-type="float">
            <text:p>513859584</text:p>
          </table:table-cell>
          <table:table-cell table:formula="of:=[.C41]/1024/1024" office:value-type="float" office:value="490.0546875" calcext:value-type="float">
            <text:p>490.0546875</text:p>
          </table:table-cell>
          <table:table-cell table:formula="of:=ROUND([.D41]; 1)" office:value-type="float" office:value="490.1" calcext:value-type="float">
            <text:p>490.1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3" calcext:value-type="float">
            <text:p>4963</text:p>
          </table:table-cell>
          <table:table-cell office:value-type="float" office:value="519163904" calcext:value-type="float">
            <text:p>519163904</text:p>
          </table:table-cell>
          <table:table-cell table:formula="of:=[.C42]/1024/1024" office:value-type="float" office:value="495.11328125" calcext:value-type="float">
            <text:p>495.11328125</text:p>
          </table:table-cell>
          <table:table-cell table:formula="of:=ROUND([.D42]; 1)" office:value-type="float" office:value="495.1" calcext:value-type="float">
            <text:p>495.1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47" calcext:value-type="float">
            <text:p>5047</text:p>
          </table:table-cell>
          <table:table-cell office:value-type="float" office:value="523091968" calcext:value-type="float">
            <text:p>523091968</text:p>
          </table:table-cell>
          <table:table-cell table:formula="of:=[.C43]/1024/1024" office:value-type="float" office:value="498.859375" calcext:value-type="float">
            <text:p>498.859375</text:p>
          </table:table-cell>
          <table:table-cell table:formula="of:=ROUND([.D43]; 1)" office:value-type="float" office:value="498.9" calcext:value-type="float">
            <text:p>498.9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39" calcext:value-type="float">
            <text:p>5139</text:p>
          </table:table-cell>
          <table:table-cell office:value-type="float" office:value="527659008" calcext:value-type="float">
            <text:p>527659008</text:p>
          </table:table-cell>
          <table:table-cell table:formula="of:=[.C44]/1024/1024" office:value-type="float" office:value="503.21484375" calcext:value-type="float">
            <text:p>503.21484375</text:p>
          </table:table-cell>
          <table:table-cell table:formula="of:=ROUND([.D44]; 1)" office:value-type="float" office:value="503.2" calcext:value-type="float">
            <text:p>503.2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25" calcext:value-type="float">
            <text:p>5225</text:p>
          </table:table-cell>
          <table:table-cell office:value-type="float" office:value="532824064" calcext:value-type="float">
            <text:p>532824064</text:p>
          </table:table-cell>
          <table:table-cell table:formula="of:=[.C45]/1024/1024" office:value-type="float" office:value="508.140625" calcext:value-type="float">
            <text:p>508.140625</text:p>
          </table:table-cell>
          <table:table-cell table:formula="of:=ROUND([.D45]; 1)" office:value-type="float" office:value="508.1" calcext:value-type="float">
            <text:p>508.1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537100288" calcext:value-type="float">
            <text:p>537100288</text:p>
          </table:table-cell>
          <table:table-cell table:formula="of:=[.C46]/1024/1024" office:value-type="float" office:value="512.21875" calcext:value-type="float">
            <text:p>512.21875</text:p>
          </table:table-cell>
          <table:table-cell table:formula="of:=ROUND([.D46]; 1)" office:value-type="float" office:value="512.2" calcext:value-type="float">
            <text:p>512.2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13" calcext:value-type="float">
            <text:p>5413</text:p>
          </table:table-cell>
          <table:table-cell office:value-type="float" office:value="541671424" calcext:value-type="float">
            <text:p>541671424</text:p>
          </table:table-cell>
          <table:table-cell table:formula="of:=[.C47]/1024/1024" office:value-type="float" office:value="516.578125" calcext:value-type="float">
            <text:p>516.578125</text:p>
          </table:table-cell>
          <table:table-cell table:formula="of:=ROUND([.D47]; 1)" office:value-type="float" office:value="516.6" calcext:value-type="float">
            <text:p>516.6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93" calcext:value-type="float">
            <text:p>5493</text:p>
          </table:table-cell>
          <table:table-cell office:value-type="float" office:value="544043008" calcext:value-type="float">
            <text:p>544043008</text:p>
          </table:table-cell>
          <table:table-cell table:formula="of:=[.C48]/1024/1024" office:value-type="float" office:value="518.83984375" calcext:value-type="float">
            <text:p>518.83984375</text:p>
          </table:table-cell>
          <table:table-cell table:formula="of:=ROUND([.D48]; 1)" office:value-type="float" office:value="518.8" calcext:value-type="float">
            <text:p>518.8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79" calcext:value-type="float">
            <text:p>5579</text:p>
          </table:table-cell>
          <table:table-cell office:value-type="float" office:value="547102720" calcext:value-type="float">
            <text:p>547102720</text:p>
          </table:table-cell>
          <table:table-cell table:formula="of:=[.C49]/1024/1024" office:value-type="float" office:value="521.7578125" calcext:value-type="float">
            <text:p>521.7578125</text:p>
          </table:table-cell>
          <table:table-cell table:formula="of:=ROUND([.D49]; 1)" office:value-type="float" office:value="521.8" calcext:value-type="float">
            <text:p>521.8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52" calcext:value-type="float">
            <text:p>5652</text:p>
          </table:table-cell>
          <table:table-cell office:value-type="float" office:value="550420480" calcext:value-type="float">
            <text:p>550420480</text:p>
          </table:table-cell>
          <table:table-cell table:formula="of:=[.C50]/1024/1024" office:value-type="float" office:value="524.921875" calcext:value-type="float">
            <text:p>524.921875</text:p>
          </table:table-cell>
          <table:table-cell table:formula="of:=ROUND([.D50]; 1)" office:value-type="float" office:value="524.9" calcext:value-type="float">
            <text:p>524.9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33" calcext:value-type="float">
            <text:p>5733</text:p>
          </table:table-cell>
          <table:table-cell office:value-type="float" office:value="556306432" calcext:value-type="float">
            <text:p>556306432</text:p>
          </table:table-cell>
          <table:table-cell table:formula="of:=[.C51]/1024/1024" office:value-type="float" office:value="530.53515625" calcext:value-type="float">
            <text:p>530.53515625</text:p>
          </table:table-cell>
          <table:table-cell table:formula="of:=ROUND([.D51]; 1)" office:value-type="float" office:value="530.5" calcext:value-type="float">
            <text:p>530.5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11" calcext:value-type="float">
            <text:p>5811</text:p>
          </table:table-cell>
          <table:table-cell office:value-type="float" office:value="559251456" calcext:value-type="float">
            <text:p>559251456</text:p>
          </table:table-cell>
          <table:table-cell table:formula="of:=[.C52]/1024/1024" office:value-type="float" office:value="533.34375" calcext:value-type="float">
            <text:p>533.34375</text:p>
          </table:table-cell>
          <table:table-cell table:formula="of:=ROUND([.D52]; 1)" office:value-type="float" office:value="533.3" calcext:value-type="float">
            <text:p>533.3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84" calcext:value-type="float">
            <text:p>5884</text:p>
          </table:table-cell>
          <table:table-cell office:value-type="float" office:value="563855360" calcext:value-type="float">
            <text:p>563855360</text:p>
          </table:table-cell>
          <table:table-cell table:formula="of:=[.C53]/1024/1024" office:value-type="float" office:value="537.734375" calcext:value-type="float">
            <text:p>537.734375</text:p>
          </table:table-cell>
          <table:table-cell table:formula="of:=ROUND([.D53]; 1)" office:value-type="float" office:value="537.7" calcext:value-type="float">
            <text:p>537.7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46" calcext:value-type="float">
            <text:p>5946</text:p>
          </table:table-cell>
          <table:table-cell office:value-type="float" office:value="568180736" calcext:value-type="float">
            <text:p>568180736</text:p>
          </table:table-cell>
          <table:table-cell table:formula="of:=[.C54]/1024/1024" office:value-type="float" office:value="541.859375" calcext:value-type="float">
            <text:p>541.859375</text:p>
          </table:table-cell>
          <table:table-cell table:formula="of:=ROUND([.D54]; 1)" office:value-type="float" office:value="541.9" calcext:value-type="float">
            <text:p>541.9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08" calcext:value-type="float">
            <text:p>6008</text:p>
          </table:table-cell>
          <table:table-cell office:value-type="float" office:value="571367424" calcext:value-type="float">
            <text:p>571367424</text:p>
          </table:table-cell>
          <table:table-cell table:formula="of:=[.C55]/1024/1024" office:value-type="float" office:value="544.8984375" calcext:value-type="float">
            <text:p>544.8984375</text:p>
          </table:table-cell>
          <table:table-cell table:formula="of:=ROUND([.D55]; 1)" office:value-type="float" office:value="544.9" calcext:value-type="float">
            <text:p>544.9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69" calcext:value-type="float">
            <text:p>6069</text:p>
          </table:table-cell>
          <table:table-cell office:value-type="float" office:value="576737280" calcext:value-type="float">
            <text:p>576737280</text:p>
          </table:table-cell>
          <table:table-cell table:formula="of:=[.C56]/1024/1024" office:value-type="float" office:value="550.01953125" calcext:value-type="float">
            <text:p>550.01953125</text:p>
          </table:table-cell>
          <table:table-cell table:formula="of:=ROUND([.D56]; 1)" office:value-type="float" office:value="550" calcext:value-type="float">
            <text:p>550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25" calcext:value-type="float">
            <text:p>6125</text:p>
          </table:table-cell>
          <table:table-cell office:value-type="float" office:value="579735552" calcext:value-type="float">
            <text:p>579735552</text:p>
          </table:table-cell>
          <table:table-cell table:formula="of:=[.C57]/1024/1024" office:value-type="float" office:value="552.87890625" calcext:value-type="float">
            <text:p>552.87890625</text:p>
          </table:table-cell>
          <table:table-cell table:formula="of:=ROUND([.D57]; 1)" office:value-type="float" office:value="552.9" calcext:value-type="float">
            <text:p>552.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6259484479" calcext:value-type="float">
            <text:p>162594844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6172" calcext:value-type="float">
            <text:p>61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48184807352725" calcext:value-type="float">
            <text:p>77481848073527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587776" calcext:value-type="float">
            <text:p>3258777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34424832" calcext:value-type="float">
            <text:p>3442483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35219456" calcext:value-type="float">
            <text:p>3521945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35919462" calcext:value-type="float">
            <text:p>3591946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8" calcext:value-type="float">
            <text:p>928</text:p>
          </table:table-cell>
          <table:table-cell office:value-type="float" office:value="36382720" calcext:value-type="float">
            <text:p>3638272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6" calcext:value-type="float">
            <text:p>1126</text:p>
          </table:table-cell>
          <table:table-cell office:value-type="float" office:value="37043404" calcext:value-type="float">
            <text:p>37043404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0" calcext:value-type="float">
            <text:p>1330</text:p>
          </table:table-cell>
          <table:table-cell office:value-type="float" office:value="37629132" calcext:value-type="float">
            <text:p>3762913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7" calcext:value-type="float">
            <text:p>1507</text:p>
          </table:table-cell>
          <table:table-cell office:value-type="float" office:value="38264832" calcext:value-type="float">
            <text:p>3826483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9" calcext:value-type="float">
            <text:p>1699</text:p>
          </table:table-cell>
          <table:table-cell office:value-type="float" office:value="38866944" calcext:value-type="float">
            <text:p>3886694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7" calcext:value-type="float">
            <text:p>1847</text:p>
          </table:table-cell>
          <table:table-cell office:value-type="float" office:value="39498956" calcext:value-type="float">
            <text:p>3949895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4" calcext:value-type="float">
            <text:p>1994</text:p>
          </table:table-cell>
          <table:table-cell office:value-type="float" office:value="40033075" calcext:value-type="float">
            <text:p>4003307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55" calcext:value-type="float">
            <text:p>2155</text:p>
          </table:table-cell>
          <table:table-cell office:value-type="float" office:value="40549580" calcext:value-type="float">
            <text:p>40549580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6" calcext:value-type="float">
            <text:p>2296</text:p>
          </table:table-cell>
          <table:table-cell office:value-type="float" office:value="41077964" calcext:value-type="float">
            <text:p>4107796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2" calcext:value-type="float">
            <text:p>2442</text:p>
          </table:table-cell>
          <table:table-cell office:value-type="float" office:value="41470771" calcext:value-type="float">
            <text:p>41470771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4" calcext:value-type="float">
            <text:p>2574</text:p>
          </table:table-cell>
          <table:table-cell office:value-type="float" office:value="42021273" calcext:value-type="float">
            <text:p>42021273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6" calcext:value-type="float">
            <text:p>2706</text:p>
          </table:table-cell>
          <table:table-cell office:value-type="float" office:value="42409574" calcext:value-type="float">
            <text:p>4240957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46" calcext:value-type="float">
            <text:p>2846</text:p>
          </table:table-cell>
          <table:table-cell office:value-type="float" office:value="43018240" calcext:value-type="float">
            <text:p>4301824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90" calcext:value-type="float">
            <text:p>2990</text:p>
          </table:table-cell>
          <table:table-cell office:value-type="float" office:value="43592499" calcext:value-type="float">
            <text:p>43592499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99" calcext:value-type="float">
            <text:p>3099</text:p>
          </table:table-cell>
          <table:table-cell office:value-type="float" office:value="44140953" calcext:value-type="float">
            <text:p>44140953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19" calcext:value-type="float">
            <text:p>3219</text:p>
          </table:table-cell>
          <table:table-cell office:value-type="float" office:value="44604211" calcext:value-type="float">
            <text:p>44604211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67" calcext:value-type="float">
            <text:p>3367</text:p>
          </table:table-cell>
          <table:table-cell office:value-type="float" office:value="45300940" calcext:value-type="float">
            <text:p>4530094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93" calcext:value-type="float">
            <text:p>3493</text:p>
          </table:table-cell>
          <table:table-cell office:value-type="float" office:value="45807206" calcext:value-type="float">
            <text:p>45807206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03" calcext:value-type="float">
            <text:p>3603</text:p>
          </table:table-cell>
          <table:table-cell office:value-type="float" office:value="46259404" calcext:value-type="float">
            <text:p>46259404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05" calcext:value-type="float">
            <text:p>3705</text:p>
          </table:table-cell>
          <table:table-cell office:value-type="float" office:value="46551859" calcext:value-type="float">
            <text:p>46551859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24" calcext:value-type="float">
            <text:p>3824</text:p>
          </table:table-cell>
          <table:table-cell office:value-type="float" office:value="46956544" calcext:value-type="float">
            <text:p>4695654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44" calcext:value-type="float">
            <text:p>3944</text:p>
          </table:table-cell>
          <table:table-cell office:value-type="float" office:value="47634022" calcext:value-type="float">
            <text:p>4763402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67" calcext:value-type="float">
            <text:p>4067</text:p>
          </table:table-cell>
          <table:table-cell office:value-type="float" office:value="48053043" calcext:value-type="float">
            <text:p>48053043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62" calcext:value-type="float">
            <text:p>4162</text:p>
          </table:table-cell>
          <table:table-cell office:value-type="float" office:value="48198451" calcext:value-type="float">
            <text:p>48198451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62" calcext:value-type="float">
            <text:p>4262</text:p>
          </table:table-cell>
          <table:table-cell office:value-type="float" office:value="48671948" calcext:value-type="float">
            <text:p>48671948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77" calcext:value-type="float">
            <text:p>4377</text:p>
          </table:table-cell>
          <table:table-cell office:value-type="float" office:value="48936550" calcext:value-type="float">
            <text:p>4893655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82" calcext:value-type="float">
            <text:p>4482</text:p>
          </table:table-cell>
          <table:table-cell office:value-type="float" office:value="49292902" calcext:value-type="float">
            <text:p>4929290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76" calcext:value-type="float">
            <text:p>4576</text:p>
          </table:table-cell>
          <table:table-cell office:value-type="float" office:value="49920819" calcext:value-type="float">
            <text:p>4992081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66" calcext:value-type="float">
            <text:p>4666</text:p>
          </table:table-cell>
          <table:table-cell office:value-type="float" office:value="50499174" calcext:value-type="float">
            <text:p>50499174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58" calcext:value-type="float">
            <text:p>4758</text:p>
          </table:table-cell>
          <table:table-cell office:value-type="float" office:value="50832998" calcext:value-type="float">
            <text:p>5083299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53" calcext:value-type="float">
            <text:p>4853</text:p>
          </table:table-cell>
          <table:table-cell office:value-type="float" office:value="51385958" calcext:value-type="float">
            <text:p>51385958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3" calcext:value-type="float">
            <text:p>4963</text:p>
          </table:table-cell>
          <table:table-cell office:value-type="float" office:value="51916390" calcext:value-type="float">
            <text:p>5191639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47" calcext:value-type="float">
            <text:p>5047</text:p>
          </table:table-cell>
          <table:table-cell office:value-type="float" office:value="52309196" calcext:value-type="float">
            <text:p>52309196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39" calcext:value-type="float">
            <text:p>5139</text:p>
          </table:table-cell>
          <table:table-cell office:value-type="float" office:value="52765900" calcext:value-type="float">
            <text:p>5276590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25" calcext:value-type="float">
            <text:p>5225</text:p>
          </table:table-cell>
          <table:table-cell office:value-type="float" office:value="53282406" calcext:value-type="float">
            <text:p>53282406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53710028" calcext:value-type="float">
            <text:p>5371002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13" calcext:value-type="float">
            <text:p>5413</text:p>
          </table:table-cell>
          <table:table-cell office:value-type="float" office:value="54167142" calcext:value-type="float">
            <text:p>5416714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93" calcext:value-type="float">
            <text:p>5493</text:p>
          </table:table-cell>
          <table:table-cell office:value-type="float" office:value="54404300" calcext:value-type="float">
            <text:p>54404300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79" calcext:value-type="float">
            <text:p>5579</text:p>
          </table:table-cell>
          <table:table-cell office:value-type="float" office:value="54710272" calcext:value-type="float">
            <text:p>5471027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52" calcext:value-type="float">
            <text:p>5652</text:p>
          </table:table-cell>
          <table:table-cell office:value-type="float" office:value="55042048" calcext:value-type="float">
            <text:p>5504204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33" calcext:value-type="float">
            <text:p>5733</text:p>
          </table:table-cell>
          <table:table-cell office:value-type="float" office:value="55630643" calcext:value-type="float">
            <text:p>55630643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11" calcext:value-type="float">
            <text:p>5811</text:p>
          </table:table-cell>
          <table:table-cell office:value-type="float" office:value="55925145" calcext:value-type="float">
            <text:p>55925145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84" calcext:value-type="float">
            <text:p>5884</text:p>
          </table:table-cell>
          <table:table-cell office:value-type="float" office:value="56385536" calcext:value-type="float">
            <text:p>5638553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46" calcext:value-type="float">
            <text:p>5946</text:p>
          </table:table-cell>
          <table:table-cell office:value-type="float" office:value="56818073" calcext:value-type="float">
            <text:p>56818073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08" calcext:value-type="float">
            <text:p>6008</text:p>
          </table:table-cell>
          <table:table-cell office:value-type="float" office:value="57136742" calcext:value-type="float">
            <text:p>5713674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69" calcext:value-type="float">
            <text:p>6069</text:p>
          </table:table-cell>
          <table:table-cell office:value-type="float" office:value="57673728" calcext:value-type="float">
            <text:p>57673728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25" calcext:value-type="float">
            <text:p>6125</text:p>
          </table:table-cell>
          <table:table-cell office:value-type="float" office:value="57973555" calcext:value-type="float">
            <text:p>579735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8.4342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755" calcext:value-type="float">
            <text:p>0.9987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25" calcext:value-type="float">
            <text:p>125</text:p>
          </table:table-cell>
          <table:table-cell office:value-type="float" office:value="1210" calcext:value-type="float">
            <text:p>1210</text:p>
          </table:table-cell>
          <table:table-cell office:value-type="float" office:value="480" calcext:value-type="float">
            <text:p>4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</text:p>
          </table:table-cell>
          <table:table-cell office:value-type="string" calcext:value-type="string">
            <text:p>F_Best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" calcext:value-type="float">
            <text:p>0</text:p>
          </table:table-cell>
          <table:table-cell office:value-type="float" office:value="17.4592" calcext:value-type="float">
            <text:p>17.4592</text:p>
          </table:table-cell>
          <table:table-cell office:value-type="float" office:value="3.3478" calcext:value-type="float">
            <text:p>3.347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" calcext:value-type="float">
            <text:p>0</text:p>
          </table:table-cell>
          <table:table-cell office:value-type="float" office:value="17.4592" calcext:value-type="float">
            <text:p>17.4592</text:p>
          </table:table-cell>
          <table:table-cell office:value-type="float" office:value="3.3478" calcext:value-type="float">
            <text:p>3.347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968" calcext:value-type="float">
            <text:p>0.98968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5.499" calcext:value-type="float">
            <text:p>15.499</text:p>
          </table:table-cell>
          <table:table-cell office:value-type="float" office:value="3.4215" calcext:value-type="float">
            <text:p>3.42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.97412" calcext:value-type="float">
            <text:p>0.97412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6.479" calcext:value-type="float">
            <text:p>16.479</text:p>
          </table:table-cell>
          <table:table-cell office:value-type="float" office:value="3.3846" calcext:value-type="float">
            <text:p>3.384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4.6036" calcext:value-type="float">
            <text:p>14.6036</text:p>
          </table:table-cell>
          <table:table-cell office:value-type="float" office:value="3.4282" calcext:value-type="float">
            <text:p>3.428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98039" calcext:value-type="float">
            <text:p>0.98039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5.8539" calcext:value-type="float">
            <text:p>15.8539</text:p>
          </table:table-cell>
          <table:table-cell office:value-type="float" office:value="3.3992" calcext:value-type="float">
            <text:p>3.399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265" calcext:value-type="float">
            <text:p>0.99265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3.6681" calcext:value-type="float">
            <text:p>13.6681</text:p>
          </table:table-cell>
          <table:table-cell office:value-type="float" office:value="3.3867" calcext:value-type="float">
            <text:p>3.386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.98345" calcext:value-type="float">
            <text:p>0.98345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5.3075" calcext:value-type="float">
            <text:p>15.3075</text:p>
          </table:table-cell>
          <table:table-cell office:value-type="float" office:value="3.396" calcext:value-type="float">
            <text:p>3.39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361" calcext:value-type="float">
            <text:p>0.99361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2.8834" calcext:value-type="float">
            <text:p>12.8834</text:p>
          </table:table-cell>
          <table:table-cell office:value-type="float" office:value="3.366" calcext:value-type="float">
            <text:p>3.36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98549" calcext:value-type="float">
            <text:p>0.98549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" calcext:value-type="float">
            <text:p>0</text:p>
          </table:table-cell>
          <table:table-cell office:value-type="float" office:value="14.8229" calcext:value-type="float">
            <text:p>14.8229</text:p>
          </table:table-cell>
          <table:table-cell office:value-type="float" office:value="3.3899" calcext:value-type="float">
            <text:p>3.38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28" calcext:value-type="float">
            <text:p>0.99428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2.4768" calcext:value-type="float">
            <text:p>12.4768</text:p>
          </table:table-cell>
          <table:table-cell office:value-type="float" office:value="3.3946" calcext:value-type="float">
            <text:p>3.394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.98695" calcext:value-type="float">
            <text:p>0.98695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4.4316" calcext:value-type="float">
            <text:p>14.4316</text:p>
          </table:table-cell>
          <table:table-cell office:value-type="float" office:value="3.3908" calcext:value-type="float">
            <text:p>3.390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.09932" calcext:value-type="float">
            <text:p>0.09932</text:p>
          </table:table-cell>
          <table:table-cell office:value-type="float" office:value="11.9116" calcext:value-type="float">
            <text:p>11.9116</text:p>
          </table:table-cell>
          <table:table-cell office:value-type="float" office:value="3.3307" calcext:value-type="float">
            <text:p>3.330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98811" calcext:value-type="float">
            <text:p>0.98811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4.0716" calcext:value-type="float">
            <text:p>14.0716</text:p>
          </table:table-cell>
          <table:table-cell office:value-type="float" office:value="3.3823" calcext:value-type="float">
            <text:p>3.382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405" calcext:value-type="float">
            <text:p>0.99405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" calcext:value-type="float">
            <text:p>0</text:p>
          </table:table-cell>
          <table:table-cell office:value-type="float" office:value="11.5461" calcext:value-type="float">
            <text:p>11.5461</text:p>
          </table:table-cell>
          <table:table-cell office:value-type="float" office:value="3.2918" calcext:value-type="float">
            <text:p>3.291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98883" calcext:value-type="float">
            <text:p>0.98883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" calcext:value-type="float">
            <text:p>0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3.371" calcext:value-type="float">
            <text:p>3.37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603" calcext:value-type="float">
            <text:p>0.99603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.39878" calcext:value-type="float">
            <text:p>0.39878</text:p>
          </table:table-cell>
          <table:table-cell office:value-type="float" office:value="10.7643" calcext:value-type="float">
            <text:p>10.7643</text:p>
          </table:table-cell>
          <table:table-cell office:value-type="float" office:value="3.2013" calcext:value-type="float">
            <text:p>3.20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0.98965" calcext:value-type="float">
            <text:p>0.98965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" calcext:value-type="float">
            <text:p>0</text:p>
          </table:table-cell>
          <table:table-cell office:value-type="float" office:value="13.4235" calcext:value-type="float">
            <text:p>13.4235</text:p>
          </table:table-cell>
          <table:table-cell office:value-type="float" office:value="3.3521" calcext:value-type="float">
            <text:p>3.35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0.2633" calcext:value-type="float">
            <text:p>10.2633</text:p>
          </table:table-cell>
          <table:table-cell office:value-type="float" office:value="3.1152" calcext:value-type="float">
            <text:p>3.11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99017" calcext:value-type="float">
            <text:p>0.99017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" calcext:value-type="float">
            <text:p>0</text:p>
          </table:table-cell>
          <table:table-cell office:value-type="float" office:value="13.1075" calcext:value-type="float">
            <text:p>13.1075</text:p>
          </table:table-cell>
          <table:table-cell office:value-type="float" office:value="3.3285" calcext:value-type="float">
            <text:p>3.328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566" calcext:value-type="float">
            <text:p>0.99566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" calcext:value-type="float">
            <text:p>0</text:p>
          </table:table-cell>
          <table:table-cell office:value-type="float" office:value="9.9683" calcext:value-type="float">
            <text:p>9.9683</text:p>
          </table:table-cell>
          <table:table-cell office:value-type="float" office:value="3.0771" calcext:value-type="float">
            <text:p>3.077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.99069" calcext:value-type="float">
            <text:p>0.99069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" calcext:value-type="float">
            <text:p>0</text:p>
          </table:table-cell>
          <table:table-cell office:value-type="float" office:value="12.8222" calcext:value-type="float">
            <text:p>12.8222</text:p>
          </table:table-cell>
          <table:table-cell office:value-type="float" office:value="3.3057" calcext:value-type="float">
            <text:p>3.305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552" calcext:value-type="float">
            <text:p>0.99552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" calcext:value-type="float">
            <text:p>0</text:p>
          </table:table-cell>
          <table:table-cell office:value-type="float" office:value="9.8797" calcext:value-type="float">
            <text:p>9.8797</text:p>
          </table:table-cell>
          <table:table-cell office:value-type="float" office:value="3.0997" calcext:value-type="float">
            <text:p>3.099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99108" calcext:value-type="float">
            <text:p>0.99108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" calcext:value-type="float">
            <text:p>0</text:p>
          </table:table-cell>
          <table:table-cell office:value-type="float" office:value="12.577" calcext:value-type="float">
            <text:p>12.577</text:p>
          </table:table-cell>
          <table:table-cell office:value-type="float" office:value="3.2884" calcext:value-type="float">
            <text:p>3.28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638" calcext:value-type="float">
            <text:p>0.99638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9.616" calcext:value-type="float">
            <text:p>9.616</text:p>
          </table:table-cell>
          <table:table-cell office:value-type="float" office:value="3.0567" calcext:value-type="float">
            <text:p>3.056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99148" calcext:value-type="float">
            <text:p>0.99148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" calcext:value-type="float">
            <text:p>0</text:p>
          </table:table-cell>
          <table:table-cell office:value-type="float" office:value="12.3492" calcext:value-type="float">
            <text:p>12.3492</text:p>
          </table:table-cell>
          <table:table-cell office:value-type="float" office:value="3.2706" calcext:value-type="float">
            <text:p>3.270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29894" calcext:value-type="float">
            <text:p>0.29894</text:p>
          </table:table-cell>
          <table:table-cell office:value-type="float" office:value="9.1503" calcext:value-type="float">
            <text:p>9.1503</text:p>
          </table:table-cell>
          <table:table-cell office:value-type="float" office:value="2.9734" calcext:value-type="float">
            <text:p>2.973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.99185" calcext:value-type="float">
            <text:p>0.9918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2.1207" calcext:value-type="float">
            <text:p>12.1207</text:p>
          </table:table-cell>
          <table:table-cell office:value-type="float" office:value="3.2493" calcext:value-type="float">
            <text:p>3.249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676" calcext:value-type="float">
            <text:p>0.9967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49882" calcext:value-type="float">
            <text:p>0.49882</text:p>
          </table:table-cell>
          <table:table-cell office:value-type="float" office:value="8.7517" calcext:value-type="float">
            <text:p>8.7517</text:p>
          </table:table-cell>
          <table:table-cell office:value-type="float" office:value="2.8653" calcext:value-type="float">
            <text:p>2.86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99218" calcext:value-type="float">
            <text:p>0.99218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1.8962" calcext:value-type="float">
            <text:p>11.8962</text:p>
          </table:table-cell>
          <table:table-cell office:value-type="float" office:value="3.2238" calcext:value-type="float">
            <text:p>3.223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727" calcext:value-type="float">
            <text:p>0.99727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8.3046" calcext:value-type="float">
            <text:p>8.3046</text:p>
          </table:table-cell>
          <table:table-cell office:value-type="float" office:value="2.7623" calcext:value-type="float">
            <text:p>2.76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.99248" calcext:value-type="float">
            <text:p>0.99248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1.6718" calcext:value-type="float">
            <text:p>11.6718</text:p>
          </table:table-cell>
          <table:table-cell office:value-type="float" office:value="3.1949" calcext:value-type="float">
            <text:p>3.194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714" calcext:value-type="float">
            <text:p>0.9971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49868" calcext:value-type="float">
            <text:p>0.49868</text:p>
          </table:table-cell>
          <table:table-cell office:value-type="float" office:value="7.989" calcext:value-type="float">
            <text:p>7.989</text:p>
          </table:table-cell>
          <table:table-cell office:value-type="float" office:value="2.6609" calcext:value-type="float">
            <text:p>2.660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.99277" calcext:value-type="float">
            <text:p>0.99277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1.4549" calcext:value-type="float">
            <text:p>11.4549</text:p>
          </table:table-cell>
          <table:table-cell office:value-type="float" office:value="3.1636" calcext:value-type="float">
            <text:p>3.16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691" calcext:value-type="float">
            <text:p>0.9969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7.6464" calcext:value-type="float">
            <text:p>7.6464</text:p>
          </table:table-cell>
          <table:table-cell office:value-type="float" office:value="2.5837" calcext:value-type="float">
            <text:p>2.583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.99299" calcext:value-type="float">
            <text:p>0.9929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1.2436" calcext:value-type="float">
            <text:p>11.2436</text:p>
          </table:table-cell>
          <table:table-cell office:value-type="float" office:value="3.1312" calcext:value-type="float">
            <text:p>3.13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665" calcext:value-type="float">
            <text:p>0.9966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29917" calcext:value-type="float">
            <text:p>0.29917</text:p>
          </table:table-cell>
          <table:table-cell office:value-type="float" office:value="7.4251" calcext:value-type="float">
            <text:p>7.4251</text:p>
          </table:table-cell>
          <table:table-cell office:value-type="float" office:value="2.5427" calcext:value-type="float">
            <text:p>2.54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99318" calcext:value-type="float">
            <text:p>0.99318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1.0426" calcext:value-type="float">
            <text:p>11.0426</text:p>
          </table:table-cell>
          <table:table-cell office:value-type="float" office:value="3.1003" calcext:value-type="float">
            <text:p>3.10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666" calcext:value-type="float">
            <text:p>0.9966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29933" calcext:value-type="float">
            <text:p>0.29933</text:p>
          </table:table-cell>
          <table:table-cell office:value-type="float" office:value="7.0693" calcext:value-type="float">
            <text:p>7.0693</text:p>
          </table:table-cell>
          <table:table-cell office:value-type="float" office:value="2.4685" calcext:value-type="float">
            <text:p>2.46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99336" calcext:value-type="float">
            <text:p>0.9933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0.8438" calcext:value-type="float">
            <text:p>10.8438</text:p>
          </table:table-cell>
          <table:table-cell office:value-type="float" office:value="3.0687" calcext:value-type="float">
            <text:p>3.06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666" calcext:value-type="float">
            <text:p>0.9966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39903" calcext:value-type="float">
            <text:p>0.39903</text:p>
          </table:table-cell>
          <table:table-cell office:value-type="float" office:value="6.883" calcext:value-type="float">
            <text:p>6.883</text:p>
          </table:table-cell>
          <table:table-cell office:value-type="float" office:value="2.4389" calcext:value-type="float">
            <text:p>2.438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99352" calcext:value-type="float">
            <text:p>0.99352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0.6551" calcext:value-type="float">
            <text:p>10.6551</text:p>
          </table:table-cell>
          <table:table-cell office:value-type="float" office:value="3.0387" calcext:value-type="float">
            <text:p>3.03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69819" calcext:value-type="float">
            <text:p>0.69819</text:p>
          </table:table-cell>
          <table:table-cell office:value-type="float" office:value="6.7148" calcext:value-type="float">
            <text:p>6.7148</text:p>
          </table:table-cell>
          <table:table-cell office:value-type="float" office:value="2.3917" calcext:value-type="float">
            <text:p>2.391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3.0094" calcext:value-type="float">
            <text:p>3.009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689" calcext:value-type="float">
            <text:p>0.99689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6.5701" calcext:value-type="float">
            <text:p>6.5701</text:p>
          </table:table-cell>
          <table:table-cell office:value-type="float" office:value="2.3476" calcext:value-type="float">
            <text:p>2.347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385" calcext:value-type="float">
            <text:p>0.99385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10.3063" calcext:value-type="float">
            <text:p>10.3063</text:p>
          </table:table-cell>
          <table:table-cell office:value-type="float" office:value="2.9804" calcext:value-type="float">
            <text:p>2.98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39902" calcext:value-type="float">
            <text:p>0.39902</text:p>
          </table:table-cell>
          <table:table-cell office:value-type="float" office:value="6.419" calcext:value-type="float">
            <text:p>6.419</text:p>
          </table:table-cell>
          <table:table-cell office:value-type="float" office:value="2.3315" calcext:value-type="float">
            <text:p>2.33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99394" calcext:value-type="float">
            <text:p>0.99394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10.1443" calcext:value-type="float">
            <text:p>10.1443</text:p>
          </table:table-cell>
          <table:table-cell office:value-type="float" office:value="2.9534" calcext:value-type="float">
            <text:p>2.953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728" calcext:value-type="float">
            <text:p>0.99728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39893" calcext:value-type="float">
            <text:p>0.39893</text:p>
          </table:table-cell>
          <table:table-cell office:value-type="float" office:value="6.386" calcext:value-type="float">
            <text:p>6.386</text:p>
          </table:table-cell>
          <table:table-cell office:value-type="float" office:value="2.3402" calcext:value-type="float">
            <text:p>2.340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412" calcext:value-type="float">
            <text:p>0.99412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9.9939" calcext:value-type="float">
            <text:p>9.9939</text:p>
          </table:table-cell>
          <table:table-cell office:value-type="float" office:value="2.9289" calcext:value-type="float">
            <text:p>2.928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739" calcext:value-type="float">
            <text:p>0.99739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59836" calcext:value-type="float">
            <text:p>0.59836</text:p>
          </table:table-cell>
          <table:table-cell office:value-type="float" office:value="6.2473" calcext:value-type="float">
            <text:p>6.2473</text:p>
          </table:table-cell>
          <table:table-cell office:value-type="float" office:value="2.295" calcext:value-type="float">
            <text:p>2.29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office:value-type="float" office:value="2.9046" calcext:value-type="float">
            <text:p>2.904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764" calcext:value-type="float">
            <text:p>0.99764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79763" calcext:value-type="float">
            <text:p>0.79763</text:p>
          </table:table-cell>
          <table:table-cell office:value-type="float" office:value="6.0652" calcext:value-type="float">
            <text:p>6.0652</text:p>
          </table:table-cell>
          <table:table-cell office:value-type="float" office:value="2.2278" calcext:value-type="float">
            <text:p>2.227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99436" calcext:value-type="float">
            <text:p>0.99436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9.7095" calcext:value-type="float">
            <text:p>9.7095</text:p>
          </table:table-cell>
          <table:table-cell office:value-type="float" office:value="2.8795" calcext:value-type="float">
            <text:p>2.879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741" calcext:value-type="float">
            <text:p>0.99741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59848" calcext:value-type="float">
            <text:p>0.59848</text:p>
          </table:table-cell>
          <table:table-cell office:value-type="float" office:value="5.7791" calcext:value-type="float">
            <text:p>5.7791</text:p>
          </table:table-cell>
          <table:table-cell office:value-type="float" office:value="2.1682" calcext:value-type="float">
            <text:p>2.168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99447" calcext:value-type="float">
            <text:p>0.99447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9.5693" calcext:value-type="float">
            <text:p>9.5693</text:p>
          </table:table-cell>
          <table:table-cell office:value-type="float" office:value="2.8541" calcext:value-type="float">
            <text:p>2.85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752" calcext:value-type="float">
            <text:p>0.99752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79817" calcext:value-type="float">
            <text:p>0.79817</text:p>
          </table:table-cell>
          <table:table-cell office:value-type="float" office:value="5.6809" calcext:value-type="float">
            <text:p>5.6809</text:p>
          </table:table-cell>
          <table:table-cell office:value-type="float" office:value="2.1348" calcext:value-type="float">
            <text:p>2.134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99457" calcext:value-type="float">
            <text:p>0.99457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9.4351" calcext:value-type="float">
            <text:p>9.4351</text:p>
          </table:table-cell>
          <table:table-cell office:value-type="float" office:value="2.8292" calcext:value-type="float">
            <text:p>2.829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727" calcext:value-type="float">
            <text:p>0.99727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5.5199" calcext:value-type="float">
            <text:p>5.5199</text:p>
          </table:table-cell>
          <table:table-cell office:value-type="float" office:value="2.0833" calcext:value-type="float">
            <text:p>2.083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467" calcext:value-type="float">
            <text:p>0.99467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9.3046" calcext:value-type="float">
            <text:p>9.3046</text:p>
          </table:table-cell>
          <table:table-cell office:value-type="float" office:value="2.8044" calcext:value-type="float">
            <text:p>2.80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715" calcext:value-type="float">
            <text:p>0.99715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.59873" calcext:value-type="float">
            <text:p>0.59873</text:p>
          </table:table-cell>
          <table:table-cell office:value-type="float" office:value="5.4534" calcext:value-type="float">
            <text:p>5.4534</text:p>
          </table:table-cell>
          <table:table-cell office:value-type="float" office:value="2.0567" calcext:value-type="float">
            <text:p>2.056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9475" calcext:value-type="float">
            <text:p>0.99475</text:p>
          </table:table-cell>
          <table:table-cell office:value-type="float" office:value="0.99872" calcext:value-type="float">
            <text:p>0.99872</text:p>
          </table:table-cell>
          <table:table-cell office:value-type="float" office:value="0" calcext:value-type="float">
            <text:p>0</text:p>
          </table:table-cell>
          <table:table-cell office:value-type="float" office:value="9.1804" calcext:value-type="float">
            <text:p>9.1804</text:p>
          </table:table-cell>
          <table:table-cell office:value-type="float" office:value="2.7803" calcext:value-type="float">
            <text:p>2.780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727" calcext:value-type="float">
            <text:p>0.99727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49841" calcext:value-type="float">
            <text:p>0.49841</text:p>
          </table:table-cell>
          <table:table-cell office:value-type="float" office:value="5.3903" calcext:value-type="float">
            <text:p>5.3903</text:p>
          </table:table-cell>
          <table:table-cell office:value-type="float" office:value="2.0219" calcext:value-type="float">
            <text:p>2.02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99481" calcext:value-type="float">
            <text:p>0.99481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9.0619" calcext:value-type="float">
            <text:p>9.0619</text:p>
          </table:table-cell>
          <table:table-cell office:value-type="float" office:value="2.7567" calcext:value-type="float">
            <text:p>2.75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787" calcext:value-type="float">
            <text:p>0.99787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89739" calcext:value-type="float">
            <text:p>0.89739</text:p>
          </table:table-cell>
          <table:table-cell office:value-type="float" office:value="5.3307" calcext:value-type="float">
            <text:p>5.3307</text:p>
          </table:table-cell>
          <table:table-cell office:value-type="float" office:value="1.9969" calcext:value-type="float">
            <text:p>1.996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949" calcext:value-type="float">
            <text:p>8.949</text:p>
          </table:table-cell>
          <table:table-cell office:value-type="float" office:value="2.7334" calcext:value-type="float">
            <text:p>2.73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764" calcext:value-type="float">
            <text:p>0.99764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69804" calcext:value-type="float">
            <text:p>0.69804</text:p>
          </table:table-cell>
          <table:table-cell office:value-type="float" office:value="5.3059" calcext:value-type="float">
            <text:p>5.3059</text:p>
          </table:table-cell>
          <table:table-cell office:value-type="float" office:value="1.9772" calcext:value-type="float">
            <text:p>1.977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9499" calcext:value-type="float">
            <text:p>0.99499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8418" calcext:value-type="float">
            <text:p>8.8418</text:p>
          </table:table-cell>
          <table:table-cell office:value-type="float" office:value="2.7113" calcext:value-type="float">
            <text:p>2.71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751" calcext:value-type="float">
            <text:p>0.99751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79755" calcext:value-type="float">
            <text:p>0.79755</text:p>
          </table:table-cell>
          <table:table-cell office:value-type="float" office:value="5.2424" calcext:value-type="float">
            <text:p>5.2424</text:p>
          </table:table-cell>
          <table:table-cell office:value-type="float" office:value="1.9621" calcext:value-type="float">
            <text:p>1.96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99507" calcext:value-type="float">
            <text:p>0.99507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7389" calcext:value-type="float">
            <text:p>8.7389</text:p>
          </table:table-cell>
          <table:table-cell office:value-type="float" office:value="2.69" calcext:value-type="float">
            <text:p>2.6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689" calcext:value-type="float">
            <text:p>0.99689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29934" calcext:value-type="float">
            <text:p>0.29934</text:p>
          </table:table-cell>
          <table:table-cell office:value-type="float" office:value="5.2651" calcext:value-type="float">
            <text:p>5.2651</text:p>
          </table:table-cell>
          <table:table-cell office:value-type="float" office:value="1.9783" calcext:value-type="float">
            <text:p>1.978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511" calcext:value-type="float">
            <text:p>0.99511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6425" calcext:value-type="float">
            <text:p>8.6425</text:p>
          </table:table-cell>
          <table:table-cell office:value-type="float" office:value="2.6703" calcext:value-type="float">
            <text:p>2.670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763" calcext:value-type="float">
            <text:p>0.99763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69787" calcext:value-type="float">
            <text:p>0.69787</text:p>
          </table:table-cell>
          <table:table-cell office:value-type="float" office:value="5.2188" calcext:value-type="float">
            <text:p>5.2188</text:p>
          </table:table-cell>
          <table:table-cell office:value-type="float" office:value="1.9628" calcext:value-type="float">
            <text:p>1.96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521" calcext:value-type="float">
            <text:p>0.99521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5498" calcext:value-type="float">
            <text:p>8.5498</text:p>
          </table:table-cell>
          <table:table-cell office:value-type="float" office:value="2.6511" calcext:value-type="float">
            <text:p>2.65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727" calcext:value-type="float">
            <text:p>0.99727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59802" calcext:value-type="float">
            <text:p>0.59802</text:p>
          </table:table-cell>
          <table:table-cell office:value-type="float" office:value="5.2334" calcext:value-type="float">
            <text:p>5.2334</text:p>
          </table:table-cell>
          <table:table-cell office:value-type="float" office:value="1.9706" calcext:value-type="float">
            <text:p>1.970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99523" calcext:value-type="float">
            <text:p>0.99523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4627" calcext:value-type="float">
            <text:p>8.4627</text:p>
          </table:table-cell>
          <table:table-cell office:value-type="float" office:value="2.6333" calcext:value-type="float">
            <text:p>2.633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752" calcext:value-type="float">
            <text:p>0.99752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59785" calcext:value-type="float">
            <text:p>0.59785</text:p>
          </table:table-cell>
          <table:table-cell office:value-type="float" office:value="5.2476" calcext:value-type="float">
            <text:p>5.2476</text:p>
          </table:table-cell>
          <table:table-cell office:value-type="float" office:value="1.9651" calcext:value-type="float">
            <text:p>1.965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99531" calcext:value-type="float">
            <text:p>0.99531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3803" calcext:value-type="float">
            <text:p>8.3803</text:p>
          </table:table-cell>
          <table:table-cell office:value-type="float" office:value="2.616" calcext:value-type="float">
            <text:p>2.6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788" calcext:value-type="float">
            <text:p>0.99788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89759" calcext:value-type="float">
            <text:p>0.89759</text:p>
          </table:table-cell>
          <table:table-cell office:value-type="float" office:value="5.0853" calcext:value-type="float">
            <text:p>5.0853</text:p>
          </table:table-cell>
          <table:table-cell office:value-type="float" office:value="1.9181" calcext:value-type="float">
            <text:p>1.918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99535" calcext:value-type="float">
            <text:p>0.99535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298" calcext:value-type="float">
            <text:p>8.298</text:p>
          </table:table-cell>
          <table:table-cell office:value-type="float" office:value="2.5986" calcext:value-type="float">
            <text:p>2.598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59858" calcext:value-type="float">
            <text:p>0.59858</text:p>
          </table:table-cell>
          <table:table-cell office:value-type="float" office:value="5.1001" calcext:value-type="float">
            <text:p>5.1001</text:p>
          </table:table-cell>
          <table:table-cell office:value-type="float" office:value="1.9119" calcext:value-type="float">
            <text:p>1.91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99543" calcext:value-type="float">
            <text:p>0.99543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2199" calcext:value-type="float">
            <text:p>8.2199</text:p>
          </table:table-cell>
          <table:table-cell office:value-type="float" office:value="2.5817" calcext:value-type="float">
            <text:p>2.58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777" calcext:value-type="float">
            <text:p>0.99777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79794" calcext:value-type="float">
            <text:p>0.79794</text:p>
          </table:table-cell>
          <table:table-cell office:value-type="float" office:value="4.9382" calcext:value-type="float">
            <text:p>4.9382</text:p>
          </table:table-cell>
          <table:table-cell office:value-type="float" office:value="1.868" calcext:value-type="float">
            <text:p>1.8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9548" calcext:value-type="float">
            <text:p>0.99548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1417" calcext:value-type="float">
            <text:p>8.1417</text:p>
          </table:table-cell>
          <table:table-cell office:value-type="float" office:value="2.5649" calcext:value-type="float">
            <text:p>2.564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789" calcext:value-type="float">
            <text:p>0.99789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89774" calcext:value-type="float">
            <text:p>0.89774</text:p>
          </table:table-cell>
          <table:table-cell office:value-type="float" office:value="4.9381" calcext:value-type="float">
            <text:p>4.9381</text:p>
          </table:table-cell>
          <table:table-cell office:value-type="float" office:value="1.8817" calcext:value-type="float">
            <text:p>1.88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9554" calcext:value-type="float">
            <text:p>0.99554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8.0673" calcext:value-type="float">
            <text:p>8.0673</text:p>
          </table:table-cell>
          <table:table-cell office:value-type="float" office:value="2.5489" calcext:value-type="float">
            <text:p>2.54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778" calcext:value-type="float">
            <text:p>0.99778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79806" calcext:value-type="float">
            <text:p>0.79806</text:p>
          </table:table-cell>
          <table:table-cell office:value-type="float" office:value="4.8333" calcext:value-type="float">
            <text:p>4.8333</text:p>
          </table:table-cell>
          <table:table-cell office:value-type="float" office:value="1.863" calcext:value-type="float">
            <text:p>1.86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9558" calcext:value-type="float">
            <text:p>0.99558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7.9937" calcext:value-type="float">
            <text:p>7.9937</text:p>
          </table:table-cell>
          <table:table-cell office:value-type="float" office:value="2.5334" calcext:value-type="float">
            <text:p>2.533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717" calcext:value-type="float">
            <text:p>0.99717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49856" calcext:value-type="float">
            <text:p>0.49856</text:p>
          </table:table-cell>
          <table:table-cell office:value-type="float" office:value="4.9118" calcext:value-type="float">
            <text:p>4.9118</text:p>
          </table:table-cell>
          <table:table-cell office:value-type="float" office:value="1.8707" calcext:value-type="float">
            <text:p>1.870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9562" calcext:value-type="float">
            <text:p>0.99562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7.9252" calcext:value-type="float">
            <text:p>7.9252</text:p>
          </table:table-cell>
          <table:table-cell office:value-type="float" office:value="2.5186" calcext:value-type="float">
            <text:p>2.518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765" calcext:value-type="float">
            <text:p>0.99765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.79799" calcext:value-type="float">
            <text:p>0.79799</text:p>
          </table:table-cell>
          <table:table-cell office:value-type="float" office:value="4.8163" calcext:value-type="float">
            <text:p>4.8163</text:p>
          </table:table-cell>
          <table:table-cell office:value-type="float" office:value="1.8415" calcext:value-type="float">
            <text:p>1.841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99566" calcext:value-type="float">
            <text:p>0.99566</text:p>
          </table:table-cell>
          <table:table-cell office:value-type="float" office:value="0.99873" calcext:value-type="float">
            <text:p>0.99873</text:p>
          </table:table-cell>
          <table:table-cell office:value-type="float" office:value="0" calcext:value-type="float">
            <text:p>0</text:p>
          </table:table-cell>
          <table:table-cell office:value-type="float" office:value="7.8578" calcext:value-type="float">
            <text:p>7.8578</text:p>
          </table:table-cell>
          <table:table-cell office:value-type="float" office:value="2.5038" calcext:value-type="float">
            <text:p>2.503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789" calcext:value-type="float">
            <text:p>0.99789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89748" calcext:value-type="float">
            <text:p>0.89748</text:p>
          </table:table-cell>
          <table:table-cell office:value-type="float" office:value="4.8337" calcext:value-type="float">
            <text:p>4.8337</text:p>
          </table:table-cell>
          <table:table-cell office:value-type="float" office:value="1.86" calcext:value-type="float">
            <text:p>1.8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99572" calcext:value-type="float">
            <text:p>0.99572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" calcext:value-type="float">
            <text:p>0</text:p>
          </table:table-cell>
          <table:table-cell office:value-type="float" office:value="7.7934" calcext:value-type="float">
            <text:p>7.7934</text:p>
          </table:table-cell>
          <table:table-cell office:value-type="float" office:value="2.4902" calcext:value-type="float">
            <text:p>2.490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739" calcext:value-type="float">
            <text:p>0.99739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5983" calcext:value-type="float">
            <text:p>0.5983</text:p>
          </table:table-cell>
          <table:table-cell office:value-type="float" office:value="4.8045" calcext:value-type="float">
            <text:p>4.8045</text:p>
          </table:table-cell>
          <table:table-cell office:value-type="float" office:value="1.8562" calcext:value-type="float">
            <text:p>1.856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74" calcext:value-type="float">
            <text:p>0.99574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" calcext:value-type="float">
            <text:p>0</text:p>
          </table:table-cell>
          <table:table-cell office:value-type="float" office:value="7.7311" calcext:value-type="float">
            <text:p>7.7311</text:p>
          </table:table-cell>
          <table:table-cell office:value-type="float" office:value="2.4769" calcext:value-type="float">
            <text:p>2.476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728" calcext:value-type="float">
            <text:p>0.9972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39869" calcext:value-type="float">
            <text:p>0.39869</text:p>
          </table:table-cell>
          <table:table-cell office:value-type="float" office:value="4.7681" calcext:value-type="float">
            <text:p>4.7681</text:p>
          </table:table-cell>
          <table:table-cell office:value-type="float" office:value="1.8294" calcext:value-type="float">
            <text:p>1.829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" calcext:value-type="float">
            <text:p>0</text:p>
          </table:table-cell>
          <table:table-cell office:value-type="float" office:value="7.6704" calcext:value-type="float">
            <text:p>7.6704</text:p>
          </table:table-cell>
          <table:table-cell office:value-type="float" office:value="2.4637" calcext:value-type="float">
            <text:p>2.463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59826" calcext:value-type="float">
            <text:p>0.59826</text:p>
          </table:table-cell>
          <table:table-cell office:value-type="float" office:value="4.7732" calcext:value-type="float">
            <text:p>4.7732</text:p>
          </table:table-cell>
          <table:table-cell office:value-type="float" office:value="1.8391" calcext:value-type="float">
            <text:p>1.839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99582" calcext:value-type="float">
            <text:p>0.99582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" calcext:value-type="float">
            <text:p>0</text:p>
          </table:table-cell>
          <table:table-cell office:value-type="float" office:value="7.6127" calcext:value-type="float">
            <text:p>7.6127</text:p>
          </table:table-cell>
          <table:table-cell office:value-type="float" office:value="2.4512" calcext:value-type="float">
            <text:p>2.45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739" calcext:value-type="float">
            <text:p>0.99739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69852" calcext:value-type="float">
            <text:p>0.69852</text:p>
          </table:table-cell>
          <table:table-cell office:value-type="float" office:value="4.7961" calcext:value-type="float">
            <text:p>4.7961</text:p>
          </table:table-cell>
          <table:table-cell office:value-type="float" office:value="1.8418" calcext:value-type="float">
            <text:p>1.84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9585" calcext:value-type="float">
            <text:p>0.99585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" calcext:value-type="float">
            <text:p>0</text:p>
          </table:table-cell>
          <table:table-cell office:value-type="float" office:value="7.5575" calcext:value-type="float">
            <text:p>7.5575</text:p>
          </table:table-cell>
          <table:table-cell office:value-type="float" office:value="2.4393" calcext:value-type="float">
            <text:p>2.439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5:34:14.480388373</dc:date>
    <meta:editing-duration>PT30M26S</meta:editing-duration>
    <meta:editing-cycles>1</meta:editing-cycles>
    <meta:document-statistic meta:table-count="1" meta:cell-count="1493" meta:object-count="3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07cm" svg:height="14.239cm" xlink:href=".." xlink:type="simple" chart:class="chart:line" chart:style-name="ch1">
        <chart:title svg:x="7.268cm" svg:y="0.42cm" chart:style-name="ch2">
          <text:p>Memory Usage of Assignment 1 Part B (Normal)</text:p>
        </chart:title>
        <chart:subtitle svg:x="10.495cm" svg:y="1.483cm" chart:style-name="ch3">
          <text:p>10 Subpopulations</text:p>
        </chart:subtitle>
        <chart:legend chart:legend-position="end" svg:x="19.709cm" svg:y="6.82cm" style:legend-expansion="high" chart:style-name="ch4"/>
        <chart:plot-area chart:style-name="ch5" table:cell-range-address="aggregated_best_generations.E6:aggregated_best_generations.E57" chart:data-source-has-labels="row" svg:x="1.497cm" svg:y="2.45cm" svg:width="17.726cm" svg:height="10.524cm">
          <chart:coordinate-region svg:x="2.304cm" svg:y="2.65cm" svg:width="16.779cm" svg:height="9.532cm"/>
          <chart:axis chart:dimension="x" chart:name="primary-x" chart:style-name="ch6">
            <chart:title svg:x="9.363cm" svg:y="13.258cm" chart:style-name="ch7">
              <text:p>Generation #</text:p>
            </chart:title>
          </chart:axis>
          <chart:axis chart:dimension="y" chart:name="primary-y" chart:style-name="ch6">
            <chart:title svg:x="0.451cm" svg:y="9.291cm" chart:style-name="ch8">
              <text:p>Memory Usage (MiB)</text:p>
            </chart:title>
            <chart:grid chart:style-name="ch9" chart:class="major"/>
          </chart:axis>
          <chart:series chart:style-name="ch10" chart:values-cell-range-address="aggregated_best_generations.E7:aggregated_best_generations.E57" chart:label-cell-address="aggregated_best_generations.E6:aggregated_best_generations.E6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age (MiB)</text:p>
                <draw:g>
                  <svg:desc>aggregated_best_generations.E6:aggregated_best_generations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.8">
                <text:p>310.8</text:p>
                <draw:g>
                  <svg:desc>aggregated_best_generations.E7:aggregated_best_generations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.3">
                <text:p>32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.9">
                <text:p>33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2.6">
                <text:p>34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3.3">
                <text:p>35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9">
                <text:p>35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.9">
                <text:p>36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.7">
                <text:p>37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.7">
                <text:p>37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1.8">
                <text:p>38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.7">
                <text:p>38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.8">
                <text:p>39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5.5">
                <text:p>39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.7">
                <text:p>40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.4">
                <text:p>404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.3">
                <text:p>41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5.7">
                <text:p>41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5.4">
                <text:p>425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6.9">
                <text:p>43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.2">
                <text:p>4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7.8">
                <text:p>44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4.3">
                <text:p>454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8.3">
                <text:p>458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4.2">
                <text:p>464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.7">
                <text:p>466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0.1">
                <text:p>47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6.1">
                <text:p>47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1.6">
                <text:p>48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4.8">
                <text:p>48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0.1">
                <text:p>49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5.1">
                <text:p>49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8.9">
                <text:p>498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3.2">
                <text:p>50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8.1">
                <text:p>508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.2">
                <text:p>51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6.6">
                <text:p>51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8.8">
                <text:p>518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1.8">
                <text:p>521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4.9">
                <text:p>524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3.3">
                <text:p>53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7.7">
                <text:p>537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1.9">
                <text:p>541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4.9">
                <text:p>54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2.9">
                <text:p>55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49cm" svg:height="11.615cm" xlink:href=".." xlink:type="simple" chart:class="chart:line" chart:style-name="ch1">
        <chart:title svg:x="7.344cm" svg:y="0.368cm" chart:style-name="ch2">
          <text:p>Mean Fitness Per Generation</text:p>
        </chart:title>
        <chart:subtitle svg:x="7.595cm" svg:y="1.379cm" chart:style-name="ch3">
          <text:p>10 Runs, Normal, 800 PopSize</text:p>
        </chart:subtitle>
        <chart:legend chart:legend-position="end" svg:x="18.908cm" svg:y="5.508cm" style:legend-expansion="high" chart:style-name="ch4"/>
        <chart:plot-area chart:style-name="ch5" table:cell-range-address="aggregated_best_generations.C123:aggregated_best_generations.C174" chart:data-source-has-labels="row" svg:x="1.423cm" svg:y="2.294cm" svg:width="17.073cm" svg:height="8.108cm">
          <chart:coordinate-region svg:x="2.335cm" svg:y="2.493cm" svg:width="16.021cm" svg:height="7.117cm"/>
          <chart:axis chart:dimension="x" chart:name="primary-x" chart:style-name="ch6">
            <chart:title svg:x="8.962cm" svg:y="10.634cm" chart:style-name="ch7">
              <text:p>Generation #</text:p>
            </chart:title>
          </chart:axis>
          <chart:axis chart:dimension="y" chart:name="primary-y" chart:style-name="ch6">
            <chart:title svg:x="0.451cm" svg:y="6.921cm" chart:style-name="ch8">
              <text:p>Fitness</text:p>
            </chart:title>
            <chart:grid chart:style-name="ch9" chart:class="major"/>
          </chart:axis>
          <chart:series chart:style-name="ch10" chart:values-cell-range-address="aggregated_best_generations.C124:aggregated_best_generations.C174" chart:label-cell-address="aggregated_best_generations.C123:aggregated_best_generations.C123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F</text:p>
                <draw:g>
                  <svg:desc>aggregated_best_generations.C123:aggregated_best_generations.C1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86">
                <text:p>0.9586</text:p>
                <draw:g>
                  <svg:desc>aggregated_best_generations.C124:aggregated_best_generations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968">
                <text:p>0.98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9">
                <text:p>0.9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265">
                <text:p>0.99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361">
                <text:p>0.99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428">
                <text:p>0.99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05">
                <text:p>0.99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05">
                <text:p>0.99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03">
                <text:p>0.99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66">
                <text:p>0.99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552">
                <text:p>0.99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638">
                <text:p>0.99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653">
                <text:p>0.99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76">
                <text:p>0.99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727">
                <text:p>0.99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714">
                <text:p>0.99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91">
                <text:p>0.99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665">
                <text:p>0.996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66">
                <text:p>0.99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66">
                <text:p>0.99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753">
                <text:p>0.99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689">
                <text:p>0.99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9">
                <text:p>0.99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28">
                <text:p>0.99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739">
                <text:p>0.99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764">
                <text:p>0.997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741">
                <text:p>0.99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752">
                <text:p>0.99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727">
                <text:p>0.99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715">
                <text:p>0.997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727">
                <text:p>0.99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787">
                <text:p>0.99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764">
                <text:p>0.997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751">
                <text:p>0.99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689">
                <text:p>0.99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763">
                <text:p>0.99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727">
                <text:p>0.99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752">
                <text:p>0.99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788">
                <text:p>0.997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753">
                <text:p>0.99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777">
                <text:p>0.99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789">
                <text:p>0.997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778">
                <text:p>0.99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717">
                <text:p>0.99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765">
                <text:p>0.997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789">
                <text:p>0.99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739">
                <text:p>0.997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728">
                <text:p>0.99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753">
                <text:p>0.99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739">
                <text:p>0.997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32cm" svg:height="11.604cm" xlink:href=".." xlink:type="simple" chart:class="chart:line" chart:style-name="ch1">
        <chart:title svg:x="7.428cm" svg:y="0.368cm" chart:style-name="ch2">
          <text:p>Best Fitness Per Generation</text:p>
        </chart:title>
        <chart:subtitle svg:x="7.587cm" svg:y="1.379cm" chart:style-name="ch3">
          <text:p>10 Runs, Normal, 800 PopSize</text:p>
        </chart:subtitle>
        <chart:legend chart:legend-position="end" svg:x="18.177cm" svg:y="5.503cm" style:legend-expansion="high" chart:style-name="ch4"/>
        <chart:plot-area chart:style-name="ch5" table:cell-range-address="aggregated_best_generations.D123:aggregated_best_generations.D174" chart:data-source-has-labels="row" svg:x="1.423cm" svg:y="2.294cm" svg:width="16.342cm" svg:height="8.097cm">
          <chart:coordinate-region svg:x="2.891cm" svg:y="2.494cm" svg:width="14.734cm" svg:height="7.105cm"/>
          <chart:axis chart:dimension="x" chart:name="primary-x" chart:style-name="ch6">
            <chart:title svg:x="8.597cm" svg:y="10.623cm" chart:style-name="ch7">
              <text:p>Generation #</text:p>
            </chart:title>
          </chart:axis>
          <chart:axis chart:dimension="y" chart:name="primary-y" chart:style-name="ch6">
            <chart:title svg:x="0.451cm" svg:y="6.915cm" chart:style-name="ch8">
              <text:p>Fitness</text:p>
            </chart:title>
            <chart:grid chart:style-name="ch9" chart:class="major"/>
          </chart:axis>
          <chart:series chart:style-name="ch10" chart:values-cell-range-address="aggregated_best_generations.D124:aggregated_best_generations.D174" chart:label-cell-address="aggregated_best_generations.D123:aggregated_best_generations.D123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_Best</text:p>
                <draw:g>
                  <svg:desc>aggregated_best_generations.D123:aggregated_best_generations.D1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44">
                <text:p>0.99844</text:p>
                <draw:g>
                  <svg:desc>aggregated_best_generations.D124:aggregated_best_generations.D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55">
                <text:p>0.99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55">
                <text:p>0.99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55">
                <text:p>0.99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856">
                <text:p>0.99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62">
                <text:p>0.99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62">
                <text:p>0.99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63">
                <text:p>0.99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863">
                <text:p>0.99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64">
                <text:p>0.99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64">
                <text:p>0.99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864">
                <text:p>0.99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64">
                <text:p>0.99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87">
                <text:p>0.9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7">
                <text:p>0.9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87">
                <text:p>0.9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87">
                <text:p>0.9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7">
                <text:p>0.9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7">
                <text:p>0.9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87">
                <text:p>0.99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7">
                <text:p>0.9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872">
                <text:p>0.99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873">
                <text:p>0.99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75">
                <text:p>0.99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875">
                <text:p>0.99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75">
                <text:p>0.99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75">
                <text:p>0.99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875">
                <text:p>0.99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